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6pt" style:font-size-asian="22.75pt" style:font-size-complex="26pt"/>
    </style:style>
    <style:style style:name="P2" style:family="paragraph" style:parent-style-name="Standard">
      <style:paragraph-properties fo:text-align="start" style:justify-single-word="false"/>
      <style:text-properties fo:font-size="26pt" officeooo:rsid="0008c97a" officeooo:paragraph-rsid="0008c97a" style:font-size-asian="22.75pt" style:font-size-complex="26pt"/>
    </style:style>
    <style:style style:name="P3" style:family="paragraph" style:parent-style-name="Standard">
      <style:paragraph-properties fo:text-align="start" style:justify-single-word="false"/>
      <style:text-properties fo:font-size="26pt" fo:font-weight="bold" officeooo:rsid="0008c97a" officeooo:paragraph-rsid="0008c97a" style:font-size-asian="22.75pt" style:font-weight-asian="bold" style:font-size-complex="26pt" style:font-weight-complex="bold"/>
    </style:style>
    <style:style style:name="P4" style:family="paragraph" style:parent-style-name="Standard">
      <style:paragraph-properties fo:text-align="start" style:justify-single-word="false"/>
      <style:text-properties officeooo:paragraph-rsid="0008c97a"/>
    </style:style>
    <style:style style:name="P5" style:family="paragraph" style:parent-style-name="Standard" style:list-style-name="L2">
      <style:paragraph-properties fo:text-align="start" style:justify-single-word="false"/>
      <style:text-properties officeooo:paragraph-rsid="0008c97a"/>
    </style:style>
    <style:style style:name="P6" style:family="paragraph" style:parent-style-name="Standard">
      <style:paragraph-properties fo:text-align="start" style:justify-single-word="false"/>
      <style:text-properties fo:font-size="18pt" officeooo:rsid="0008c97a" officeooo:paragraph-rsid="0008c97a" style:font-size-asian="15.75pt" style:font-size-complex="18pt"/>
    </style:style>
    <style:style style:name="P7" style:family="paragraph" style:parent-style-name="Standard">
      <style:paragraph-properties fo:text-align="start" style:justify-single-word="false"/>
      <style:text-properties officeooo:rsid="000a4d12" officeooo:paragraph-rsid="000a4d12"/>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Standard">
      <style:paragraph-properties fo:text-align="start" style:justify-single-word="false"/>
      <style:text-properties fo:font-size="20pt" officeooo:rsid="0008c97a" officeooo:paragraph-rsid="0008c97a" style:font-size-asian="20pt" style:font-size-complex="20pt"/>
    </style:style>
    <style:style style:name="T1" style:family="text">
      <style:text-properties officeooo:rsid="0008c97a"/>
    </style:style>
    <style:style style:name="T2" style:family="text">
      <style:text-properties fo:font-size="18pt" style:font-size-asian="15.75pt" style:font-size-complex="18pt"/>
    </style:style>
    <style:style style:name="T3" style:family="text">
      <style:text-properties fo:font-size="18pt" officeooo:rsid="0008c97a" style:font-size-asian="15.75pt" style:font-size-complex="18pt"/>
    </style:style>
    <style:style style:name="T4" style:family="text">
      <style:text-properties fo:font-size="18pt" officeooo:rsid="000a4d12" style:font-size-asian="15.75pt" style:font-size-complex="18pt"/>
    </style:style>
    <style:style style:name="T5" style:family="text">
      <style:text-properties fo:font-size="18pt" officeooo:rsid="000afd67" style:font-size-asian="15.75pt" style:font-size-complex="18pt"/>
    </style:style>
    <style:style style:name="T6" style:family="text">
      <style:text-properties fo:font-size="18pt" officeooo:rsid="000c4e67" style:font-size-asian="15.75pt" style:font-size-complex="18pt"/>
    </style:style>
    <style:style style:name="T7" style:family="text">
      <style:text-properties officeooo:rsid="000afd67"/>
    </style:style>
    <style:style style:name="T8" style:family="text">
      <style:text-properties fo:font-size="16pt" officeooo:rsid="000afd67" style:font-size-asian="16pt" style:font-size-complex="16pt"/>
    </style:style>
    <style:style style:name="T9" style:family="text">
      <style:text-properties fo:font-size="26pt" style:font-size-asian="22.75pt" style:font-size-complex="26pt"/>
    </style:style>
    <style:style style:name="T10" style:family="text">
      <style:text-properties fo:font-size="26pt" officeooo:rsid="0008c97a" style:font-size-asian="22.75pt" style:font-size-complex="26pt"/>
    </style:style>
    <style:style style:name="T11" style:family="text">
      <style:text-properties fo:font-size="14pt" officeooo:rsid="000c4e67" style:font-size-asian="12.25pt" style:font-size-complex="14pt"/>
    </style:style>
    <style:style style:name="T12" style:family="text">
      <style:text-properties officeooo:rsid="000c4e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583in" fo:text-indent="-0.25in" fo:margin-left="3.4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083in" fo:text-indent="-0.25in" fo:margin-left="3.7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583in" fo:text-indent="-0.25in" fo:margin-left="3.9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83in" fo:text-indent="-0.25in" fo:margin-left="4.2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583in" fo:text-indent="-0.25in" fo:margin-left="4.4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083in" fo:text-indent="-0.25in" fo:margin-left="4.7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583in" fo:text-indent="-0.25in" fo:margin-left="4.9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2083in" fo:text-indent="-0.25in" fo:margin-left="5.2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4583in" fo:text-indent="-0.25in" fo:margin-left="5.4583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 text:c="4"/><text:span text:style-name="T1">Het Nieuwe LETS Charter</text:span></text:p>
      <text:p text:style-name="P1"/>
      <text:p text:style-name="P9">Dit <text:span text:style-name="T12">N</text:span>ieuwe LETS Charter stelt simpelweg niet meer dan:</text:p>
      <text:p text:style-name="P2"/>
      <text:p text:style-name="P3">Het oude LETS Charter dat LETS Vlaanderen vzw <text:span text:style-name="T7">uitvaardigde</text:span> op 16 november 2016 is ongeldig.</text:p>
      <text:p text:style-name="P2"/>
      <text:p text:style-name="P6">De redenen hiervoor zijn: </text:p>
      <text:p text:style-name="P6"/>
      <text:list xml:id="list2225841128" text:style-name="L2">
        <text:list-item>
          <text:p text:style-name="P5"><text:span text:style-name="T3">LETS Vlaanderen vzw is niet gemachtigd om LETS te herdefinieren. Het concept LETS staat los van LETS Vlaanderen vzw net zoals de Fietsersbond niet kan bepalen wat een fiets is. Indien LETS Vlaanderen vzw het concept LETS genegen zou zijn, zou zij </text:span><text:span text:style-name="T4">(na eerst zich gedegen te informeren) </text:span><text:span text:style-name="T3">enkel promotie ervoor voeren en er zo objectief mogelijke informatie over verschaffen</text:span><text:span text:style-name="T4"> en </text:span><text:span text:style-name="T5">zeker </text:span><text:span text:style-name="T4">niet het concept voor zich opeisen. <text:s text:c="108"/></text:span></text:p>
        </text:list-item>
        <text:list-item>
          <text:p text:style-name="P5"><text:span text:style-name="T3">Het </text:span><text:span text:style-name="T4">oude </text:span><text:span text:style-name="T3">LETS Charter geeft </text:span><text:span text:style-name="T4">helemaal </text:span><text:span text:style-name="T3">fout weer wat LETS is.</text:span><text:span text:style-name="T4"> </text:span></text:p>
        </text:list-item>
      </text:list>
      <text:p text:style-name="P4"><text:span text:style-name="T4"><text:s text:c="84"/></text:span></text:p>
      <text:p text:style-name="P7"><text:span text:style-name="T4">O</text:span><text:span text:style-name="T2">m te weten wat LETS is, kan men de werken van Michael Linton raadplegen, </text:span><text:span text:style-name="T6">die </text:span><text:span text:style-name="T2">LETS </text:span><text:span text:style-name="T6">ontwierp in 1982-1983</text:span><text:span text:style-name="T2">. Het is dus onnodig om verder nog "LETS Charters" te lanceren. <text:s text:c="65"/></text:span><text:span text:style-name="T10"><text:s text:c="21"/></text:span></text:p>
      <text:p text:style-name="P2"><text:s text:c="40"/><text:span text:style-name="T8">Handtekening en datum</text:span></text:p>
      <text:p text:style-name="P2"/>
      <text:p text:style-name="P2"/>
      <text:p text:style-name="P4"><text:span text:style-name="T11"/></text:p>
      <text:p text:style-name="P4"><text:span text:style-name="T11"/></text:p>
      <text:p text:style-name="P4"><text:span text:style-name="T11">Je kan dit Nieuwe LETS Charter downloaden voor vrienden en familie op https://reclaim.letsa.net/het-nieuwe-lets-charter.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6:51:26.881946145</meta:creation-date>
    <dc:date>2018-09-11T18:03:18.256946561</dc:date>
    <meta:editing-duration>PT28M</meta:editing-duration>
    <meta:editing-cycles>1</meta:editing-cycles>
    <meta:document-statistic meta:table-count="0" meta:image-count="0" meta:object-count="0" meta:page-count="1" meta:paragraph-count="10" meta:word-count="159" meta:character-count="1308" meta:non-whitespace-character-count="834"/>
    <meta:generator>LibreOffice/6.0.3.2$Linux_X86_64 LibreOffice_project/00m0$Build-2</meta:generator>
  </office:meta>
</office:document-meta>
</file>